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Mono" fo:font-size="10.5pt" fo:font-weight="normal" officeooo:paragraph-rsid="0014e357" fo:background-color="transparent" style:font-size-asian="10.5pt" style:font-size-complex="10.5pt"/>
    </style:style>
    <style:style style:name="P2" style:family="paragraph" style:parent-style-name="Standard">
      <style:text-properties fo:color="#000000" style:font-name="Liberation Mono" fo:font-size="10.5pt" fo:font-weight="normal" officeooo:paragraph-rsid="0011c20f" fo:background-color="transparent" style:font-size-asian="10.5pt" style:font-size-complex="10.5pt"/>
    </style:style>
    <style:style style:name="P3" style:family="paragraph" style:parent-style-name="Standard">
      <style:text-properties fo:color="#000000" style:font-name="Liberation Mono" fo:font-size="10.5pt" officeooo:rsid="0011c20f" officeooo:paragraph-rsid="0011c20f" style:font-size-asian="10.5pt" style:font-size-complex="10.5pt"/>
    </style:style>
    <style:style style:name="P4" style:family="paragraph" style:parent-style-name="Standard">
      <style:text-properties fo:color="#000000" style:font-name="Liberation Mono" fo:font-size="10.5pt" officeooo:paragraph-rsid="0015f4cb" style:font-size-asian="10.5pt" style:font-size-complex="10.5pt"/>
    </style:style>
    <style:style style:name="P5" style:family="paragraph" style:parent-style-name="Standard">
      <style:text-properties fo:color="#000000" style:font-name="Liberation Mono" fo:font-size="10.5pt" officeooo:rsid="00173df3" officeooo:paragraph-rsid="00173df3" style:font-size-asian="10.5pt" style:font-size-complex="10.5pt"/>
    </style:style>
    <style:style style:name="T1" style:family="text">
      <style:text-properties officeooo:rsid="0014e357"/>
    </style:style>
    <style:style style:name="T2" style:family="text">
      <style:text-properties officeooo:rsid="0011c20f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officeooo:rsid="0011c20f" fo:background-color="transparent" loext:char-shading-value="0"/>
    </style:style>
    <style:style style:name="T5" style:family="text">
      <style:text-properties fo:font-weight="normal" officeooo:rsid="0015f4cb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T1">{</text:span></text:p>
      <text:p text:style-name="P1">“<text:span text:style-name="T1">positions” : </text:span>[</text:p>
      <text:p text:style-name="P2"><text:s text:c="12"/>{</text:p>
      <text:p text:style-name="P2"><text:s text:c="16"/>"x": -10.569916307678756,</text:p>
      <text:p text:style-name="P2"><text:s text:c="16"/>"y": 31.9141557802109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0.569916307678756,</text:p>
      <text:p text:style-name="P2"><text:s text:c="16"/>"y": 31.9141557802109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0.252024087898947,</text:p>
      <text:p text:style-name="P2"><text:s text:c="16"/>"y": 32.0731018901008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9.775185758229224,</text:p>
      <text:p text:style-name="P2"><text:s text:c="16"/>"y": 32.39099410988063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9.298347428559508,</text:p>
      <text:p text:style-name="P2"><text:s text:c="16"/>"y": 32.5499402197705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8.821509098889795,</text:p>
      <text:p text:style-name="P2"><text:s text:c="16"/>"y": 32.867832439550355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8.34467076922007,</text:p>
      <text:p text:style-name="P2"><text:s text:c="16"/>"y": 33.0267785494402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867832439550355,</text:p>
      <text:p text:style-name="P2"><text:s text:c="16"/>"y": 33.3446707692200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549940219770536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232047999990726,</text:p>
      <text:p text:style-name="P2"><text:s text:c="16"/>"y": 33.6625629889998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6.755209670321012,</text:p>
      <text:p text:style-name="P2"><text:s text:c="16"/>"y": 33.82150909888979,</text:p>
      <text:p text:style-name="P2"><text:s text:c="16"/>"z": 0</text:p>
      <text:p text:style-name="P2"><text:soft-page-break/><text:s text:c="12"/>},</text:p>
      <text:p text:style-name="P2"><text:s text:c="12"/>{</text:p>
      <text:p text:style-name="P2"><text:s text:c="16"/>"x": -6.437317450541192,</text:p>
      <text:p text:style-name="P2"><text:s text:c="16"/>"y": 33.98045520877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6.119425230761383,</text:p>
      <text:p text:style-name="P2"><text:s text:c="16"/>"y": 34.139401318669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5.801533010981573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5.3246946813118585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4.84785635164213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4.212071912082516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3.735233582412791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3.0994491428531727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2.304718593403639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.3510419340642006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0.07947305494495235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oft-page-break/><text:s text:c="16"/>"x": 0.8742036043944761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2.14577248351373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3.258395252743067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4.212071912082515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5.0068024615320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5.483640791201753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6.11942523076139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6.596263560431107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7.073101890100822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7.7088863296604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8.185724659330155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8.9804552087797,</text:p>
      <text:p text:style-name="P2"><text:s text:c="16"/>"y": 34.1394013186696,</text:p>
      <text:p text:style-name="P2"><text:soft-page-break/><text:s text:c="16"/>"z": 0</text:p>
      <text:p text:style-name="P2"><text:s text:c="12"/>},</text:p>
      <text:p text:style-name="P2"><text:s text:c="12"/>{</text:p>
      <text:p text:style-name="P2"><text:s text:c="16"/>"x": 9.457293538449415,</text:p>
      <text:p text:style-name="P2"><text:s text:c="16"/>"y": 33.98045520877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9.93413186811913,</text:p>
      <text:p text:style-name="P2"><text:s text:c="16"/>"y": 33.8215090988897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0.410970197788842,</text:p>
      <text:p text:style-name="P2"><text:s text:c="16"/>"y": 33.6625629889998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0.728862417568674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1.046754637348482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1.523592967018194,</text:p>
      <text:p text:style-name="P2"><text:s text:c="16"/>"y": 33.3446707692200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2.00043129668791,</text:p>
      <text:p text:style-name="P2"><text:s text:c="16"/>"y": 33.1857246593301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2.477269626357623,</text:p>
      <text:p text:style-name="P2"><text:s text:c="16"/>"y": 32.867832439550355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2.954107956027357,</text:p>
      <text:p text:style-name="P2"><text:s text:c="16"/>"y": 32.70888632966044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3.589892395586977,</text:p>
      <text:p text:style-name="P2"><text:s text:c="16"/>"y": 32.23204799999073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4.225676835146595,</text:p>
      <text:p text:style-name="P2"><text:s text:c="16"/>"y": 32.07310189010082,</text:p>
      <text:p text:style-name="P2"><text:s text:c="16"/>"z": 0</text:p>
      <text:p text:style-name="P2"><text:s text:c="12"/>},</text:p>
      <text:p text:style-name="P2"><text:soft-page-break/><text:s text:c="12"/>{</text:p>
      <text:p text:style-name="P2"><text:s text:c="16"/>"x": 14.702515164816312,</text:p>
      <text:p text:style-name="P2"><text:s text:c="16"/>"y": 31.7552096703210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02040738459612,</text:p>
      <text:p text:style-name="P2"><text:s text:c="16"/>"y": 31.59626356043110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33829960437595,</text:p>
      <text:p text:style-name="P2"><text:s text:c="16"/>"y": 31.4373174505411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656191824155757,</text:p>
      <text:p text:style-name="P2"><text:s text:c="16"/>"y": 31.2783713406512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974084043935568,</text:p>
      <text:p text:style-name="P2"><text:s text:c="16"/>"y": 31.2783713406512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133030153825473,</text:p>
      <text:p text:style-name="P2"><text:s text:c="16"/>"y": 31.11942523076138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450922373605284,</text:p>
      <text:p text:style-name="P2"><text:s text:c="16"/>"y": 30.96047912087148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609868483495188,</text:p>
      <text:p text:style-name="P2"><text:s text:c="16"/>"y": 30.80153301098157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76881459338509,</text:p>
      <text:p text:style-name="P2"><text:s text:c="16"/>"y": 30.80153301098157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927760703274995,</text:p>
      <text:p text:style-name="P2"><text:s text:c="16"/>"y": 30.80153301098157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76881459338509,</text:p>
      <text:p text:style-name="P2"><text:s text:c="16"/>"y": 30.80153301098157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609868483495188,</text:p>
      <text:p text:style-name="P2"><text:soft-page-break/><text:s text:c="16"/>"y": 30.80153301098157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450922373605284,</text:p>
      <text:p text:style-name="P2"><text:s text:c="16"/>"y": 30.96047912087148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6.133030153825473,</text:p>
      <text:p text:style-name="P2"><text:s text:c="16"/>"y": 31.11942523076138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974084043935568,</text:p>
      <text:p text:style-name="P2"><text:s text:c="16"/>"y": 31.2783713406512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656191824155757,</text:p>
      <text:p text:style-name="P2"><text:s text:c="16"/>"y": 31.2783713406512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33829960437595,</text:p>
      <text:p text:style-name="P2"><text:s text:c="16"/>"y": 31.4373174505411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5.02040738459612,</text:p>
      <text:p text:style-name="P2"><text:s text:c="16"/>"y": 31.59626356043110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4.702515164816312,</text:p>
      <text:p text:style-name="P2"><text:s text:c="16"/>"y": 31.7552096703210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4.225676835146595,</text:p>
      <text:p text:style-name="P2"><text:s text:c="16"/>"y": 32.0731018901008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3.589892395586977,</text:p>
      <text:p text:style-name="P2"><text:s text:c="16"/>"y": 32.23204799999073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2.954107956027357,</text:p>
      <text:p text:style-name="P2"><text:s text:c="16"/>"y": 32.70888632966044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2.477269626357623,</text:p>
      <text:p text:style-name="P2"><text:s text:c="16"/>"y": 32.867832439550355,</text:p>
      <text:p text:style-name="P2"><text:s text:c="16"/>"z": 0</text:p>
      <text:p text:style-name="P2"><text:soft-page-break/><text:s text:c="12"/>},</text:p>
      <text:p text:style-name="P2"><text:s text:c="12"/>{</text:p>
      <text:p text:style-name="P2"><text:s text:c="16"/>"x": 12.00043129668791,</text:p>
      <text:p text:style-name="P2"><text:s text:c="16"/>"y": 33.1857246593301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1.523592967018194,</text:p>
      <text:p text:style-name="P2"><text:s text:c="16"/>"y": 33.3446707692200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1.046754637348482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0.728862417568674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10.410970197788842,</text:p>
      <text:p text:style-name="P2"><text:s text:c="16"/>"y": 33.6625629889998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9.93413186811913,</text:p>
      <text:p text:style-name="P2"><text:s text:c="16"/>"y": 33.8215090988897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9.457293538449415,</text:p>
      <text:p text:style-name="P2"><text:s text:c="16"/>"y": 33.98045520877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8.9804552087797,</text:p>
      <text:p text:style-name="P2"><text:s text:c="16"/>"y": 34.139401318669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8.185724659330155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7.7088863296604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7.073101890100822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oft-page-break/><text:s text:c="16"/>"x": 6.596263560431107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6.11942523076139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5.483640791201753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5.0068024615320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4.212071912082515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3.258395252743067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2.145772483513734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0.8742036043944761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0.07947305494495235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.3510419340642006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2.304718593403639,</text:p>
      <text:p text:style-name="P2"><text:s text:c="16"/>"y": 34.61623964833932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3.0994491428531727,</text:p>
      <text:p text:style-name="P2"><text:s text:c="16"/>"y": 34.616239648339324,</text:p>
      <text:p text:style-name="P2"><text:soft-page-break/><text:s text:c="16"/>"z": 0</text:p>
      <text:p text:style-name="P2"><text:s text:c="12"/>},</text:p>
      <text:p text:style-name="P2"><text:s text:c="12"/>{</text:p>
      <text:p text:style-name="P2"><text:s text:c="16"/>"x": -3.735233582412791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4.212071912082516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4.847856351642134,</text:p>
      <text:p text:style-name="P2"><text:s text:c="16"/>"y": 34.4572935384494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5.3246946813118585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5.801533010981573,</text:p>
      <text:p text:style-name="P2"><text:s text:c="16"/>"y": 34.29834742855951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6.119425230761383,</text:p>
      <text:p text:style-name="P2"><text:s text:c="16"/>"y": 34.139401318669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6.437317450541192,</text:p>
      <text:p text:style-name="P2"><text:s text:c="16"/>"y": 33.9804552087797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6.755209670321012,</text:p>
      <text:p text:style-name="P2"><text:s text:c="16"/>"y": 33.8215090988897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232047999990726,</text:p>
      <text:p text:style-name="P2"><text:s text:c="16"/>"y": 33.66256298899989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549940219770536,</text:p>
      <text:p text:style-name="P2"><text:s text:c="16"/>"y": 33.50361687910998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7.867832439550355,</text:p>
      <text:p text:style-name="P2"><text:s text:c="16"/>"y": 33.34467076922008,</text:p>
      <text:p text:style-name="P2"><text:s text:c="16"/>"z": 0</text:p>
      <text:p text:style-name="P2"><text:s text:c="12"/>},</text:p>
      <text:p text:style-name="P2"><text:soft-page-break/><text:s text:c="12"/>{</text:p>
      <text:p text:style-name="P2"><text:s text:c="16"/>"x": -8.34467076922007,</text:p>
      <text:p text:style-name="P2"><text:s text:c="16"/>"y": 33.02677854944026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8.821509098889795,</text:p>
      <text:p text:style-name="P2"><text:s text:c="16"/>"y": 32.867832439550355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9.298347428559508,</text:p>
      <text:p text:style-name="P2"><text:s text:c="16"/>"y": 32.54994021977054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9.775185758229224,</text:p>
      <text:p text:style-name="P2"><text:s text:c="16"/>"y": 32.39099410988063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0.252024087898947,</text:p>
      <text:p text:style-name="P2"><text:s text:c="16"/>"y": 32.0731018901008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0.569916307678756,</text:p>
      <text:p text:style-name="P2"><text:s text:c="16"/>"y": 31.91415578021092,</text:p>
      <text:p text:style-name="P2"><text:s text:c="16"/>"z": 0</text:p>
      <text:p text:style-name="P2"><text:s text:c="12"/>},</text:p>
      <text:p text:style-name="P2"><text:s text:c="12"/>{</text:p>
      <text:p text:style-name="P2"><text:s text:c="16"/>"x": -10.569916307678756,</text:p>
      <text:p text:style-name="P2"><text:s text:c="16"/>"y": 31.91415578021092,</text:p>
      <text:p text:style-name="P2"><text:s text:c="16"/>"z": 0</text:p>
      <text:p text:style-name="P2"><text:s text:c="12"/>}</text:p>
      <text:p text:style-name="P4"><text:span text:style-name="T3"><text:s text:c="8"/>],</text:span></text:p>
      <text:p text:style-name="P4"><text:span text:style-name="T4">“</text:span><text:span text:style-name="T5">timings” : </text:span><text:span text:style-name="T2">[521, 569, 665, 673, 681, 689, 697, 705, 713, 721, 729, 737, 745, 753, 761, 769, 777, 785, 793, 801, 809, 817, 825, 834, 841, 850, 857, 865, 873, 881, 889, 897, 905, 913, 921, 929, 937, 945, 953, 961, 969, 977, 985, 993, 1001, 1009, 1017, 1025, 1033, 1041, 1050, 1057, 1067, 1073, 1097, 1121, 1127, 1137, 1144, 1153, 1161, 1169, 1177, 1185, 1193, 1201, 1209, 1217, 1225, 1233, 1241, 1249, 1257, 1265, 1273, 1281, 1289, 1297, 1305, 1313, 1321, 1329, 1337, 1344, 1353, 1360, 1369, 1377, 1385, 1393, 1401, 1409, 1417, 1425, 1433, 1441, 1449, 1457, 1465, 1473, 1481, 1489, 1497, 1505, 1513, 1521, 1529, 1625, 1673]</text:span>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7:12:17.093724140</meta:creation-date>
    <dc:date>2022-05-31T17:25:05.689848472</dc:date>
    <meta:editing-duration>PT12M4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0" meta:paragraph-count="550" meta:word-count="989" meta:character-count="14611" meta:non-whitespace-character-count="6316"/>
  </office:meta>
</office:document-meta>
</file>